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392d9" officeooo:paragraph-rsid="00142fb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normal" officeooo:paragraph-rsid="000e8f0b" style:letter-kerning="true" style:font-size-asian="12pt" style:font-weight-asian="normal" style:font-size-complex="12pt"/>
    </style:style>
    <style:style style:name="P4" style:family="paragraph" style:parent-style-name="Standard">
      <style:paragraph-properties fo:line-height="100%" fo:orphans="2" fo:widows="2" fo:hyphenation-ladder-count="no-limit"/>
      <style:text-properties officeooo:paragraph-rsid="003ef00e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6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7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paragraph-rsid="0041302c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8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3f6129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0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1b7be2" officeooo:paragraph-rsid="001b7be2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b7be2" officeooo:paragraph-rsid="00142fb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3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1302c" officeooo:paragraph-rsid="0041302c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4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rsid="0041302c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rsid="0045074b" officeooo:paragraph-rsid="0045074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6" style:family="paragraph" style:parent-style-name="Standard" style:list-style-name="L6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7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officeooo:paragraph-rsid="004266d5" style:font-size-asian="12pt" style:font-size-complex="12pt" fo:hyphenate="false" fo:hyphenation-remain-char-count="2" fo:hyphenation-push-char-count="2" loext:hyphenation-no-caps="false"/>
    </style:style>
    <style:style style:name="P1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officeooo:rsid="003a95d9" officeooo:paragraph-rsid="003f6129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officeooo:rsid="003a95d9" officeooo:paragraph-rsid="004266d5" style:font-size-asian="12pt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bold" officeooo:rsid="003ef00e" officeooo:paragraph-rsid="004266d5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officeooo:rsid="0047edef" officeooo:paragraph-rsid="0047edef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officeooo:rsid="0047edef" officeooo:paragraph-rsid="0047edef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bold" officeooo:rsid="0047edef" officeooo:paragraph-rsid="0047edef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line-height="100%" fo:orphans="2" fo:widows="2" fo:hyphenation-ladder-count="no-limit"/>
      <style:text-properties officeooo:paragraph-rsid="003f6129" fo:hyphenate="false" fo:hyphenation-remain-char-count="2" fo:hyphenation-push-char-count="2" loext:hyphenation-no-caps="false"/>
    </style:style>
    <style:style style:name="P27" style:family="paragraph" style:parent-style-name="Standard" style:list-style-name="L1">
      <style:paragraph-properties fo:line-height="100%" fo:orphans="2" fo:widows="2" fo:hyphenation-ladder-count="no-limit"/>
      <style:text-properties officeooo:paragraph-rsid="003a95d9" fo:hyphenate="false" fo:hyphenation-remain-char-count="2" fo:hyphenation-push-char-count="2" loext:hyphenation-no-caps="false"/>
    </style:style>
    <style:style style:name="P28" style:family="paragraph" style:parent-style-name="Standard" style:list-style-name="L1">
      <style:paragraph-properties fo:line-height="100%" fo:orphans="2" fo:widows="2" fo:hyphenation-ladder-count="no-limit"/>
      <style:text-properties officeooo:paragraph-rsid="001b7be2" fo:hyphenate="fals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line-height="100%" fo:orphans="2" fo:widows="2" fo:hyphenation-ladder-count="no-limit"/>
      <style:text-properties officeooo:paragraph-rsid="004266d5" fo:hyphenate="fals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line-height="100%" fo:orphans="2" fo:widows="2" fo:hyphenation-ladder-count="no-limit"/>
      <style:text-properties officeooo:paragraph-rsid="004266d5" fo:hyphenate="false" fo:hyphenation-remain-char-count="2" fo:hyphenation-push-char-count="2" loext:hyphenation-no-caps="false"/>
    </style:style>
    <style:style style:name="P31" style:family="paragraph" style:parent-style-name="Standard" style:list-style-name="L4">
      <style:paragraph-properties fo:line-height="100%" fo:orphans="2" fo:widows="2" fo:hyphenation-ladder-count="no-limit"/>
      <style:text-properties officeooo:paragraph-rsid="0047edef" fo:hyphenate="fals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line-height="100%" fo:orphans="2" fo:widows="2" fo:hyphenation-ladder-count="no-limit"/>
      <style:text-properties officeooo:paragraph-rsid="0047edef" fo:hyphenate="false" fo:hyphenation-remain-char-count="2" fo:hyphenation-push-char-count="2" loext:hyphenation-no-caps="false"/>
    </style:style>
    <style:style style:name="P33" style:family="paragraph" style:parent-style-name="Standard" style:list-style-name="L1">
      <style:paragraph-properties fo:line-height="100%" fo:orphans="2" fo:widows="2" fo:hyphenation-ladder-count="no-limit"/>
      <style:text-properties officeooo:rsid="003a95d9" officeooo:paragraph-rsid="003f6129" fo:hyphenate="fals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line-height="100%" fo:orphans="2" fo:widows="2" fo:hyphenation-ladder-count="no-limit"/>
      <style:text-properties officeooo:rsid="003a95d9" officeooo:paragraph-rsid="004266d5" fo:hyphenate="fals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line-height="100%" fo:orphans="2" fo:widows="2" fo:hyphenation-ladder-count="no-limit"/>
      <style:text-properties officeooo:rsid="004266d5" officeooo:paragraph-rsid="004266d5" fo:hyphenate="false" fo:hyphenation-remain-char-count="2" fo:hyphenation-push-char-count="2" loext:hyphenation-no-caps="false"/>
    </style:style>
    <style:style style:name="T1" style:family="text">
      <style:text-properties fo:font-weight="normal" style:letter-kerning="true" style:font-weight-asian="normal"/>
    </style:style>
    <style:style style:name="T2" style:family="text">
      <style:text-properties fo:font-weight="normal" style:letter-kerning="true" style:font-weight-asian="normal" style:font-weight-complex="normal"/>
    </style:style>
    <style:style style:name="T3" style:family="text">
      <style:text-properties fo:font-weight="normal" officeooo:rsid="003a95d9" style:letter-kerning="true" style:font-weight-asian="normal" style:font-weight-complex="normal"/>
    </style:style>
    <style:style style:name="T4" style:family="text">
      <style:text-properties fo:font-weight="normal" officeooo:rsid="003f6129" style:letter-kerning="true" style:font-weight-asian="normal"/>
    </style:style>
    <style:style style:name="T5" style:family="text">
      <style:text-properties fo:font-weight="normal" officeooo:rsid="004590e7" style:letter-kerning="true" style:font-weight-asian="normal"/>
    </style:style>
    <style:style style:name="T6" style:family="text">
      <style:text-properties fo:font-weight="bold" style:letter-kerning="tru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555f" style:font-weight-asian="bold" style:font-weight-complex="bold"/>
    </style:style>
    <style:style style:name="T9" style:family="text">
      <style:text-properties fo:font-weight="bold" officeooo:rsid="004266d5" style:font-weight-asian="bold" style:font-weight-complex="bold"/>
    </style:style>
    <style:style style:name="T10" style:family="text">
      <style:text-properties officeooo:rsid="001f555f"/>
    </style:style>
    <style:style style:name="T11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b7be2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8bfab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a95d9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ef00e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266d5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43d526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f6129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238bdc" style:letter-kerning="true" style:font-size-asian="12pt" style:font-weight-asian="bold" style:font-size-complex="12pt"/>
    </style:style>
    <style:style style:name="T20" style:family="text">
      <style:text-properties style:font-name="DejaVu Sans Condensed1" fo:font-size="12pt" fo:font-weight="bold" officeooo:rsid="001be843" style:letter-kerning="true" style:font-size-asian="12pt" style:font-weight-asian="bold" style:font-size-complex="12pt"/>
    </style:style>
    <style:style style:name="T21" style:family="text">
      <style:text-properties style:font-name="DejaVu Sans Condensed1" fo:font-size="12pt" fo:font-weight="bold" officeooo:rsid="00177c8b" style:letter-kerning="true" style:font-size-asian="12pt" style:font-weight-asian="bold" style:font-size-complex="12pt"/>
    </style:style>
    <style:style style:name="T22" style:family="text">
      <style:text-properties style:font-name="DejaVu Sans Condensed1" fo:font-size="12pt" fo:font-weight="bold" officeooo:rsid="00254186" style:letter-kerning="true" style:font-size-asian="12pt" style:font-weight-asian="bold" style:font-size-complex="12pt"/>
    </style:style>
    <style:style style:name="T23" style:family="text">
      <style:text-properties style:font-name="DejaVu Sans Condensed1" fo:font-size="12pt" fo:font-weight="bold" officeooo:rsid="00273e13" style:letter-kerning="true" style:font-size-asian="12pt" style:font-weight-asian="bold" style:font-size-complex="12pt"/>
    </style:style>
    <style:style style:name="T24" style:family="text">
      <style:text-properties style:font-name="DejaVu Sans Condensed1" fo:font-size="12pt" fo:font-weight="bold" officeooo:rsid="003ef00e" style:letter-kerning="true" style:font-size-asian="12pt" style:font-weight-asian="bold" style:font-size-complex="12pt"/>
    </style:style>
    <style:style style:name="T25" style:family="text">
      <style:text-properties style:font-name="DejaVu Sans Condensed1" fo:font-size="12pt" fo:font-weight="bold" officeooo:rsid="0045141f" style:letter-kerning="true" style:font-size-asian="12pt" style:font-weight-asian="bold" style:font-size-complex="12pt"/>
    </style:style>
    <style:style style:name="T26" style:family="text">
      <style:text-properties style:font-name="DejaVu Sans Condensed1" fo:font-size="12pt" fo:font-weight="bold" officeooo:rsid="0047edef" style:letter-kerning="true" style:font-size-asian="12pt" style:font-weight-asian="bold" style:font-size-complex="12pt"/>
    </style:style>
    <style:style style:name="T27" style:family="text">
      <style:text-properties style:font-name="DejaVu Sans Condensed1" fo:font-size="12pt" fo:font-weight="normal" style:letter-kerning="true" style:font-size-asian="12pt" style:font-weight-asian="normal" style:font-size-complex="12pt"/>
    </style:style>
    <style:style style:name="T28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bold"/>
    </style:style>
    <style:style style:name="T29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 style:font-weight-complex="bold"/>
    </style:style>
    <style:style style:name="T30" style:family="text">
      <style:text-properties style:font-name="DejaVu Sans Condensed1" fo:font-size="12pt" fo:font-weight="normal" officeooo:rsid="001b7be2" style:letter-kerning="true" style:font-size-asian="12pt" style:font-weight-asian="normal" style:font-size-complex="12pt"/>
    </style:style>
    <style:style style:name="T31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/>
    </style:style>
    <style:style style:name="T32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12e026" style:letter-kerning="true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3f4991" style:letter-kerning="true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4266d5" style:letter-kerning="true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/>
    </style:style>
    <style:style style:name="T39" style:family="text">
      <style:text-properties style:font-name="DejaVu Sans Condensed1" fo:font-size="12pt" fo:font-weight="normal" officeooo:rsid="004266d5" style:letter-kerning="true" style:font-size-asian="12pt" style:font-weight-asian="normal" style:font-size-complex="12pt"/>
    </style:style>
    <style:style style:name="T40" style:family="text">
      <style:text-properties style:font-name="DejaVu Sans Condensed1" fo:font-size="12pt" fo:font-weight="normal" officeooo:rsid="0047edef" style:letter-kerning="true" style:font-size-asian="12pt" style:font-weight-asian="normal" style:font-size-complex="12pt"/>
    </style:style>
    <style:style style:name="T41" style:family="text">
      <style:text-properties style:font-weight-complex="normal"/>
    </style:style>
    <style:style style:name="T42" style:family="text">
      <style:text-properties officeooo:rsid="0012e026" style:font-weight-complex="normal"/>
    </style:style>
    <style:style style:name="T43" style:family="text">
      <style:text-properties officeooo:rsid="003a95d9" style:font-weight-complex="normal"/>
    </style:style>
    <style:style style:name="T44" style:family="text">
      <style:text-properties officeooo:rsid="004266d5" style:font-weight-complex="normal"/>
    </style:style>
    <style:style style:name="T45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47" style:family="text">
      <style:text-properties officeooo:rsid="0041302c"/>
    </style:style>
    <style:style style:name="T48" style:family="text">
      <style:text-properties officeooo:rsid="004266d5"/>
    </style:style>
    <style:style style:name="T49" style:family="text">
      <style:text-properties style:text-position="super 58%" style:font-name="DejaVu Sans Condensed1" fo:font-size="12pt" fo:font-weight="bold" officeooo:rsid="004266d5" style:letter-kerning="true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3">3</text:span><text:span text:style-name="T25">0</text:span><text:span text:style-name="T24">2</text:span><text:span text:style-name="T20"> - </text:span><text:span text:style-name="T22">Flight - </text:span><text:span text:style-name="T19">L</text:span><text:span text:style-name="T21">anding</text:span><text:span text:style-name="T26">, After landing</text:span></text:p>
      <text:p text:style-name="P3"/>
      <text:p text:style-name="P1">Landing -- <text:span text:style-name="T48">Visual approach</text:span></text:p>
      <text:list xml:id="list51946142" text:style-name="L1">
        <text:list-item>
          <text:p text:style-name="P6">Set QFE on altimeter to value shown in kneeboard for landing waypoint.</text:p>
        </text:list-item>
        <text:list-item>
          <text:p text:style-name="P17"><text:span text:style-name="T3">Set </text:span><text:span text:style-name="T6">AKT POS, OUT</text:span><text:span text:style-name="T1">, press </text:span><text:span text:style-name="T6">L/MAL</text:span><text:span text:style-name="T1"> waypoint button to select landing waypoint </text:span><text:span text:style-name="T4">(L1</text:span><text:span text:style-name="T5"> or L2</text:span><text:span text:style-name="T4">)</text:span></text:p>
        </text:list-item>
        <text:list-item>
          <text:p text:style-name="P26"><text:span text:style-name="T31">Verify correct </text:span><text:span text:style-name="T38">landing </text:span><text:span text:style-name="T31">runway in nav system (if using road base, you must set this manually):</text:span></text:p>
          <text:list>
            <text:list-item>
              <text:p text:style-name="P26"><text:span text:style-name="T14">Data Selector</text:span><text:span text:style-name="T31"> knob ... </text:span><text:span text:style-name="T14">BANA GR</text:span><text:span text:style-name="T46">Ä</text:span><text:span text:style-name="T14">NS, OUT</text:span><text:span text:style-name="T33"> (Runway Heading)</text:span></text:p>
            </text:list-item>
            <text:list-item>
              <text:p text:style-name="P9">First 4 digits are runway heading in NNN.N format, last 2 digits are ILS channel (if available).</text:p>
            </text:list-item>
            <text:list-item>
              <text:p text:style-name="P33"><text:span text:style-name="T27">To toggle to the reciprocal runway, press </text:span><text:span text:style-name="T18">L/MAL</text:span><text:span text:style-name="T29">.</text:span></text:p>
            </text:list-item>
            <text:list-item>
              <text:p text:style-name="P9">To set custom heading:</text:p>
              <text:list>
                <text:list-item>
                  <text:p text:style-name="P33"><text:span text:style-name="T27">Data Selector knob ... </text:span><text:span text:style-name="T11">BANA GR</text:span><text:span text:style-name="T45">Ä</text:span><text:span text:style-name="T11">NS, IN</text:span></text:p>
                </text:list-item>
                <text:list-item>
                  <text:p text:style-name="P33"><text:span text:style-name="T27">Enter runway heading as 4-digit number, </text:span><text:span text:style-name="T11">NNN.N</text:span><text:span text:style-name="T27"> deg and "</text:span><text:span text:style-name="T11">00</text:span><text:span text:style-name="T27">" at the end.</text:span></text:p>
                </text:list-item>
                <text:list-item>
                  <text:p text:style-name="P19"><text:span text:style-name="T1">Press </text:span><text:span text:style-name="T6">LS/SKU</text:span><text:span text:style-name="T1">, then set </text:span><text:span text:style-name="T6">AKT POS, OUT</text:span><text:span text:style-name="T2">.</text:span></text:p>
                </text:list-item>
              </text:list>
            </text:list-item>
          </text:list>
        </text:list-item>
        <text:list-item>
          <text:p text:style-name="P27"><text:span text:style-name="T11">Master Mode</text:span><text:span text:style-name="T34"> </text:span><text:span text:style-name="T33">knob</text:span><text:span text:style-name="T27"> ... </text:span><text:span text:style-name="T11">LANDNING P/O</text:span><text:span text:style-name="T27"> for visual approach</text:span></text:p>
        </text:list-item>
        <text:list-item>
          <text:p text:style-name="P6"><text:span text:style-name="T8">T</text:span><text:span text:style-name="T7">hrust reverser</text:span> ... <text:span text:style-name="T8">Arm</text:span><text:span text:style-name="T10"> </text:span>(lever in cockpit will pull out) <text:span text:style-name="T10">(</text:span><text:span text:style-name="T8">Front Thumb Button</text:span><text:span text:style-name="T10">)</text:span></text:p>
        </text:list-item>
        <text:list-item>
          <text:p text:style-name="P11">Gear down under <text:span text:style-name="T7">600 kph</text:span>.</text:p>
        </text:list-item>
        <text:list-item>
          <text:p text:style-name="P6"><text:span text:style-name="T7">Minimum speed 260 kph</text:span>.</text:p>
        </text:list-item>
        <text:list-item>
          <text:p text:style-name="P13">Put the glide path line in the HUD on the end of the runway.</text:p>
        </text:list-item>
        <text:list-item>
          <text:p text:style-name="P7">Put velocity vector on <text:span text:style-name="T47">glide path </text:span>line to get 12 degrees AOA and 3 degree glide slope.</text:p>
        </text:list-item>
        <text:list-item>
          <text:p text:style-name="P28"><text:span text:style-name="T30">Can use autothrottle (</text:span><text:span text:style-name="T13">Pinky</text:span><text:span text:style-name="T12"> Button</text:span><text:span text:style-name="T30">) to maintain 12 deg AOA.</text:span></text:p>
        </text:list-item>
        <text:list-item>
          <text:p text:style-name="P6">When front wheel touches down, thrust reverser will engage. <text:s/>Use full throttle to slow down quickly (afterburner will not light).</text:p>
        </text:list-item>
      </text:list>
      <text:list xml:id="list3486112892" text:style-name="L4">
        <text:list-item>
          <text:list>
            <text:list-item>
              <text:p text:style-name="P31"><text:span text:style-name="T40">Heavy braking may cause skidding.</text:span></text:p>
            </text:list-item>
          </text:list>
        </text:list-item>
      </text:list>
      <text:list xml:id="list101240176064954" text:continue-list="list51946142" text:style-name="L1">
        <text:list-item>
          <text:p text:style-name="P6">Reduce throttle before coming to a complete stop and use brakes for final stop.</text:p>
        </text:list-item>
        <text:list-item>
          <text:p text:style-name="P21">DO NOT USE BRAKES WHILE MOVING BACKWARDS.</text:p>
        </text:list-item>
        <text:list-item>
          <text:p text:style-name="P24"><text:span text:style-name="T48">S</text:span>ee after landing instructions below.</text:p>
        </text:list-item>
      </text:list>
      <text:p text:style-name="P2"/>
      <text:p text:style-name="P4"><text:span text:style-name="T16">Landing -- </text:span><text:span text:style-name="T15">Instrument approach -- </text:span><text:span text:style-name="T17">WIP</text:span></text:p>
      <text:list xml:id="list224896769" text:style-name="L2">
        <text:list-item>
          <text:p text:style-name="P8">Set QFE on altimeter to value shown in kneeboard for landing waypoint.</text:p>
        </text:list-item>
        <text:list-item>
          <text:p text:style-name="P18"><text:span text:style-name="T3">Set </text:span><text:span text:style-name="T6">AKT POS, OUT</text:span><text:span text:style-name="T1">, press </text:span><text:span text:style-name="T6">L/MAL</text:span><text:span text:style-name="T1"> waypoint button to select landing waypoint </text:span><text:span text:style-name="T4">(L1)</text:span></text:p>
        </text:list-item>
        <text:list-item>
          <text:p text:style-name="P29"><text:span text:style-name="T31">Verify correct </text:span><text:span text:style-name="T38">landing </text:span><text:span text:style-name="T31">runway in nav system (if using road base, you must set this manually):</text:span></text:p>
          <text:list>
            <text:list-item>
              <text:p text:style-name="P29"><text:span text:style-name="T33">L</text:span><text:span text:style-name="T35">S (landing at same runway you took off from), or L1 or L2</text:span><text:span text:style-name="T36"> </text:span><text:span text:style-name="T35">(landing at alternate bases) </text:span><text:span text:style-name="T36">waypoint must be selected.</text:span></text:p>
            </text:list-item>
            <text:list-item>
              <text:p text:style-name="P29"><text:span text:style-name="T14">Data Selector</text:span><text:span text:style-name="T31"> knob ... </text:span><text:span text:style-name="T14">BANA GR</text:span><text:span text:style-name="T46">Ä</text:span><text:span text:style-name="T14">NS, OUT</text:span><text:span text:style-name="T33"> (Runway Heading)</text:span></text:p>
            </text:list-item>
            <text:list-item>
              <text:p text:style-name="P10">First 4 digits are runway heading in NNN.N format, last 2 digits are ILS channel (if available).</text:p>
            </text:list-item>
            <text:list-item>
              <text:p text:style-name="P34"><text:span text:style-name="T27">To toggle to the reciprocal runway, press </text:span><text:span text:style-name="T11">LS/SKU</text:span><text:span text:style-name="T32"> </text:span><text:span text:style-name="T35">if using LS</text:span><text:span text:style-name="T28">, </text:span><text:span text:style-name="T29">or L/MAL if using L1 or L2.</text:span></text:p>
            </text:list-item>
            <text:list-item>
              <text:p text:style-name="P10">To set custom heading:</text:p>
              <text:list>
                <text:list-item>
                  <text:p text:style-name="P34"><text:span text:style-name="T27">Data Selector knob ... </text:span><text:span text:style-name="T11">BANA GR</text:span><text:span text:style-name="T45">Ä</text:span><text:span text:style-name="T11">NS, IN</text:span></text:p>
                </text:list-item>
                <text:list-item>
                  <text:p text:style-name="P34"><text:span text:style-name="T27">Enter runway heading as 4-digit number, </text:span><text:span text:style-name="T11">NNN.N</text:span><text:span text:style-name="T27"> deg and "</text:span><text:span text:style-name="T11">00</text:span><text:span text:style-name="T27">" at the end.</text:span></text:p>
                </text:list-item>
                <text:list-item>
                  <text:p text:style-name="P20"><text:span text:style-name="T1">Press </text:span><text:span text:style-name="T6">LS/SKU</text:span><text:span text:style-name="T1">, then set </text:span><text:span text:style-name="T6">AKT POS, OUT</text:span><text:span text:style-name="T2">.</text:span></text:p>
                </text:list-item>
              </text:list>
            </text:list-item>
          </text:list>
        </text:list-item>
        <text:list-item>
          <text:p text:style-name="P29"><text:span text:style-name="T11">Master Mode</text:span><text:span text:style-name="T34"> </text:span><text:span text:style-name="T33">knob</text:span><text:span text:style-name="T27"> ... </text:span><text:span text:style-name="T14">LANDNING NAV</text:span><text:span text:style-name="T33"> for instrument approach</text:span></text:p>
        </text:list-item>
      </text:list>
      <text:list xml:id="list1960341732" text:style-name="L3">
        <text:list-item>
          <text:list>
            <text:list-item>
              <text:p text:style-name="P30"><text:span text:style-name="T15">W</text:span><text:span text:style-name="T16">aypoint will automatically be changed</text:span><text:span text:style-name="T37"> to </text:span><text:span text:style-name="T16">L</text:span><text:span text:style-name="T49">B</text:span><text:span text:style-name="T16">S</text:span><text:span text:style-name="T37">, </text:span><text:span text:style-name="T16">L</text:span><text:span text:style-name="T49">B</text:span><text:span text:style-name="T16">1</text:span><text:span text:style-name="T37">, or </text:span><text:span text:style-name="T16">L</text:span><text:span text:style-name="T49">B</text:span><text:span text:style-name="T16">2</text:span><text:span text:style-name="T37">, which is the approach waypoint 20 km out from the runway.</text:span></text:p>
            </text:list-item>
            <text:list-item>
              <text:p text:style-name="P35"><text:span text:style-name="T37">R</text:span><text:span text:style-name="T32">adar screen will show approach waypoint (circle) and extended runway centerline.</text:span></text:p>
            </text:list-item>
          </text:list>
        </text:list-item>
      </text:list>
      <text:list xml:id="list101239266690453" text:continue-list="list224896769" text:style-name="L2">
        <text:list-item>
          <text:p text:style-name="P15"><text:span text:style-name="T7">Taxi and landing light</text:span> switches ... <text:span text:style-name="T7">As needed</text:span> (underneath left front canopy rail, outboard of thrust reverser handle)</text:p>
        </text:list-item>
        <text:list-item>
          <text:p text:style-name="P8"><text:span text:style-name="T8">T</text:span><text:span text:style-name="T7">hrust reverser</text:span> ... <text:span text:style-name="T8">Arm</text:span><text:span text:style-name="T10"> </text:span>(lever in cockpit will pull out) <text:span text:style-name="T10">(</text:span><text:span text:style-name="T8">Front Thumb Button</text:span><text:span text:style-name="T10">)</text:span></text:p>
        </text:list-item>
        <text:list-item>
          <text:p text:style-name="P29"><text:span text:style-name="T30">Gear down under </text:span><text:span text:style-name="T12">600 kph</text:span><text:span text:style-name="T30">.</text:span></text:p>
        </text:list-item>
        <text:list-item>
          <text:p text:style-name="P8"><text:span text:style-name="T7">Minimum speed 260 kph</text:span>.</text:p>
        </text:list-item>
        <text:list-item>
          <text:p text:style-name="P29"><text:span text:style-name="T39">When you reach the approach waypoint, it will change to </text:span><text:span text:style-name="T16">L</text:span><text:span text:style-name="T49">F</text:span><text:span text:style-name="T16">S</text:span><text:span text:style-name="T37">, </text:span><text:span text:style-name="T16">L</text:span><text:span text:style-name="T49">F</text:span><text:span text:style-name="T16">1</text:span><text:span text:style-name="T37">, or </text:span><text:span text:style-name="T16">L</text:span><text:span text:style-name="T49">F</text:span><text:span text:style-name="T16">2</text:span><text:span text:style-name="T37">, which is the actual touchdown point on the end of the runway.</text:span></text:p>
        </text:list-item>
        <text:list-item>
          <text:p text:style-name="P14">Put the glide path line in the HUD on the end of the runway.</text:p>
        </text:list-item>
        <text:list-item>
          <text:p text:style-name="P8">Put velocity vector on <text:span text:style-name="T47">glide path </text:span>line to get 12 degrees AOA and 3 degree glide slope.</text:p>
        </text:list-item>
        <text:list-item>
          <text:p text:style-name="P29"><text:span text:style-name="T30">Can use autothrottle (</text:span><text:span text:style-name="T13">Pinky</text:span><text:span text:style-name="T12"> Button</text:span><text:span text:style-name="T30">) to maintain 12 deg AOA.</text:span></text:p>
        </text:list-item>
        <text:list-item>
          <text:p text:style-name="P8">When front wheel touches down, thrust reverser will engage. <text:s/>Use full throttle to slow down quickly (afterburner will not light).</text:p>
        </text:list-item>
      </text:list>
      <text:list xml:id="list1450445936" text:style-name="L5">
        <text:list-item>
          <text:list>
            <text:list-item>
              <text:p text:style-name="P32"><text:span text:style-name="T40">Heavy braking may cause skidding.</text:span></text:p>
            </text:list-item>
          </text:list>
        </text:list-item>
      </text:list>
      <text:list xml:id="list101239115722036" text:continue-list="list101239266690453" text:style-name="L2">
        <text:list-item>
          <text:p text:style-name="P8">Reduce throttle before coming to a complete stop and use brakes for final stop.</text:p>
        </text:list-item>
        <text:list-item>
          <text:p text:style-name="P22">DO NOT USE BRAKES WHILE MOVING BACKWARDS.</text:p>
        </text:list-item>
        <text:list-item>
          <text:p text:style-name="P25"><text:span text:style-name="T44">See after landing instructions below.</text:span></text:p>
        </text:list-item>
      </text:list>
      <text:p text:style-name="P12"/>
      <text:p text:style-name="P23">After landing</text:p>
      <text:list xml:id="list1399250357" text:style-name="L6">
        <text:list-item>
          <text:p text:style-name="P16"><text:span text:style-name="T9">Master Mode</text:span><text:span text:style-name="T42"> </text:span><text:span text:style-name="T43">knob</text:span><text:span text:style-name="T44"> ... </text:span><text:span text:style-name="T9">BER</text:span><text:span text:style-name="T44"> to reset nav computer and compile and write ELINT data</text:span></text:p>
        </text:list-item>
        <text:list-item>
          <text:p text:style-name="P16"><text:span text:style-name="T44">R</text:span><text:span text:style-name="T41">emove and reinsert data cartridge, and reload waypoints, even if you're using the same flight plan. <text:s/>This fully resets the nav system for the next flight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09T10:12:38.009000000</dc:date>
    <meta:editing-duration>PT22H26M8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5" meta:word-count="678" meta:character-count="3680" meta:non-whitespace-character-count="3105"/>
  </office:meta>
</office:document-meta>
</file>